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Signature">
      <style:text-properties officeooo:rsid="001ea77f" officeooo:paragraph-rsid="001ea77f"/>
    </style:style>
    <style:style style:name="P2" style:family="paragraph" style:parent-style-name="Signature">
      <style:text-properties officeooo:rsid="001a01be" officeooo:paragraph-rsid="0005ef30"/>
    </style:style>
    <style:style style:name="P3" style:family="paragraph" style:parent-style-name="Normal">
      <style:text-properties officeooo:rsid="001445df" officeooo:paragraph-rsid="00153b15"/>
    </style:style>
    <style:style style:name="P4" style:family="paragraph" style:parent-style-name="Normal">
      <style:text-properties officeooo:paragraph-rsid="00153b15"/>
    </style:style>
    <style:style style:name="P5" style:family="paragraph" style:parent-style-name="Normal">
      <style:text-properties officeooo:paragraph-rsid="0022efe3"/>
    </style:style>
    <style:style style:name="P6" style:family="paragraph" style:parent-style-name="Normal">
      <style:text-properties officeooo:paragraph-rsid="0024a35e"/>
    </style:style>
    <style:style style:name="P7" style:family="paragraph" style:parent-style-name="Normal">
      <style:text-properties officeooo:rsid="001f868e" officeooo:paragraph-rsid="0009a43c"/>
    </style:style>
    <style:style style:name="P8" style:family="paragraph" style:parent-style-name="Normal">
      <style:text-properties officeooo:paragraph-rsid="002a8a12"/>
    </style:style>
    <style:style style:name="P9" style:family="paragraph" style:parent-style-name="Normal">
      <style:text-properties officeooo:rsid="002a8a12" officeooo:paragraph-rsid="002a8a12"/>
    </style:style>
    <style:style style:name="P10" style:family="paragraph" style:parent-style-name="Normal">
      <style:text-properties officeooo:rsid="002dabd5" officeooo:paragraph-rsid="002dabd5"/>
    </style:style>
    <style:style style:name="P11" style:family="paragraph" style:parent-style-name="Normal">
      <style:text-properties officeooo:rsid="002f7e91" officeooo:paragraph-rsid="002f7e91"/>
    </style:style>
    <style:style style:name="P12" style:family="paragraph" style:parent-style-name="Normal">
      <style:text-properties officeooo:rsid="002f7e91" officeooo:paragraph-rsid="00300e15"/>
    </style:style>
    <style:style style:name="P13" style:family="paragraph" style:parent-style-name="Normal">
      <style:text-properties officeooo:paragraph-rsid="00300e15"/>
    </style:style>
    <style:style style:name="P14" style:family="paragraph" style:parent-style-name="pragma">
      <style:text-properties officeooo:paragraph-rsid="00153b15"/>
    </style:style>
    <style:style style:name="P15" style:family="paragraph" style:parent-style-name="pragma">
      <style:text-properties officeooo:paragraph-rsid="002a8a12"/>
    </style:style>
    <style:style style:name="P16" style:family="paragraph" style:parent-style-name="Heading">
      <style:text-properties officeooo:rsid="001ea77f" officeooo:paragraph-rsid="001ea77f"/>
    </style:style>
    <style:style style:name="P17" style:family="paragraph" style:parent-style-name="legende">
      <style:text-properties officeooo:paragraph-rsid="002a8a12"/>
    </style:style>
    <style:style style:name="P18" style:family="paragraph" style:parent-style-name="code">
      <style:text-properties officeooo:paragraph-rsid="0005ef30"/>
    </style:style>
    <style:style style:name="P19" style:family="paragraph" style:parent-style-name="Heading_20_2">
      <style:text-properties officeooo:paragraph-rsid="0028a4b8"/>
    </style:style>
    <style:style style:name="P20" style:family="paragraph" style:parent-style-name="Heading_20_3">
      <style:text-properties officeooo:paragraph-rsid="004ece37"/>
    </style:style>
    <style:style style:name="P21" style:family="paragraph" style:parent-style-name="Normal">
      <style:text-properties fo:color="#000000" officeooo:rsid="004f27ea" officeooo:paragraph-rsid="003bc50a"/>
    </style:style>
    <style:style style:name="P22" style:family="paragraph" style:parent-style-name="Normal">
      <style:text-properties officeooo:paragraph-rsid="00308816"/>
    </style:style>
    <style:style style:name="P23" style:family="paragraph" style:parent-style-name="Normal">
      <style:text-properties officeooo:paragraph-rsid="003ad905"/>
    </style:style>
    <style:style style:name="P24" style:family="paragraph" style:parent-style-name="Normal">
      <style:text-properties officeooo:rsid="00350490" officeooo:paragraph-rsid="003bc50a"/>
    </style:style>
    <style:style style:name="P25" style:family="paragraph" style:parent-style-name="Normal">
      <style:text-properties officeooo:rsid="00350490" officeooo:paragraph-rsid="003ca558"/>
    </style:style>
    <style:style style:name="P26" style:family="paragraph" style:parent-style-name="Normal">
      <style:text-properties officeooo:rsid="003ebc29" officeooo:paragraph-rsid="003bc50a"/>
    </style:style>
    <style:style style:name="P27" style:family="paragraph" style:parent-style-name="Normal">
      <style:text-properties officeooo:rsid="0044eb1e" officeooo:paragraph-rsid="003bc50a"/>
    </style:style>
    <style:style style:name="P28" style:family="paragraph" style:parent-style-name="Normal">
      <style:text-properties officeooo:rsid="004da085" officeooo:paragraph-rsid="003bc50a"/>
    </style:style>
    <style:style style:name="P29" style:family="paragraph" style:parent-style-name="Normal">
      <style:text-properties officeooo:rsid="004f27ea" officeooo:paragraph-rsid="003bc50a"/>
    </style:style>
    <style:style style:name="P30" style:family="paragraph" style:parent-style-name="Normal">
      <style:text-properties officeooo:paragraph-rsid="003bc50a"/>
    </style:style>
    <style:style style:name="P31" style:family="paragraph" style:parent-style-name="Normal">
      <style:text-properties officeooo:paragraph-rsid="003ca558"/>
    </style:style>
    <style:style style:name="P32" style:family="paragraph" style:parent-style-name="Normal">
      <style:text-properties officeooo:paragraph-rsid="00407e9d"/>
    </style:style>
    <style:style style:name="P33" style:family="paragraph" style:parent-style-name="Normal">
      <style:text-properties officeooo:paragraph-rsid="004192ff"/>
    </style:style>
    <style:style style:name="P34" style:family="paragraph" style:parent-style-name="Normal">
      <style:text-properties officeooo:rsid="00308816" officeooo:paragraph-rsid="00458dcc"/>
    </style:style>
    <style:style style:name="P35" style:family="paragraph" style:parent-style-name="Normal">
      <style:text-properties officeooo:paragraph-rsid="003229e5"/>
    </style:style>
    <style:style style:name="P36" style:family="paragraph" style:parent-style-name="Normal">
      <style:text-properties officeooo:rsid="0048fdc0" officeooo:paragraph-rsid="0048fdc0"/>
    </style:style>
    <style:style style:name="P37" style:family="paragraph" style:parent-style-name="Normal">
      <style:text-properties officeooo:rsid="0049cc55" officeooo:paragraph-rsid="0049cc55"/>
    </style:style>
    <style:style style:name="P38" style:family="paragraph" style:parent-style-name="Normal">
      <style:text-properties officeooo:rsid="004ac8d9" officeooo:paragraph-rsid="004ac8d9"/>
    </style:style>
    <style:style style:name="P39" style:family="paragraph" style:parent-style-name="Normal">
      <style:text-properties officeooo:rsid="004be19c" officeooo:paragraph-rsid="004be19c"/>
    </style:style>
    <style:style style:name="P40" style:family="paragraph" style:parent-style-name="Normal">
      <style:text-properties officeooo:paragraph-rsid="004be19c"/>
    </style:style>
    <style:style style:name="P41" style:family="paragraph" style:parent-style-name="Normal">
      <style:text-properties officeooo:rsid="0050d6dc" officeooo:paragraph-rsid="0050d6dc"/>
    </style:style>
    <style:style style:name="P42" style:family="paragraph" style:parent-style-name="Normal">
      <style:text-properties officeooo:rsid="0052d50f" officeooo:paragraph-rsid="0052d50f"/>
    </style:style>
    <style:style style:name="P43" style:family="paragraph" style:parent-style-name="Normal">
      <style:text-properties officeooo:rsid="00539cc7" officeooo:paragraph-rsid="00539cc7"/>
    </style:style>
    <style:style style:name="P44" style:family="paragraph" style:parent-style-name="Normal">
      <style:text-properties officeooo:rsid="0054375a" officeooo:paragraph-rsid="0054375a"/>
    </style:style>
    <style:style style:name="P45" style:family="paragraph" style:parent-style-name="legende">
      <style:text-properties officeooo:paragraph-rsid="003bc50a"/>
    </style:style>
    <style:style style:name="P46" style:family="paragraph" style:parent-style-name="legende">
      <style:text-properties officeooo:paragraph-rsid="00458dcc"/>
    </style:style>
    <style:style style:name="P47" style:family="paragraph" style:parent-style-name="code">
      <style:text-properties officeooo:paragraph-rsid="00572ea8"/>
    </style:style>
    <style:style style:name="P48" style:family="paragraph" style:parent-style-name="pragma">
      <style:text-properties officeooo:paragraph-rsid="003bc50a"/>
    </style:style>
    <style:style style:name="P49" style:family="paragraph" style:parent-style-name="pragma">
      <style:text-properties officeooo:paragraph-rsid="00458dcc"/>
    </style:style>
    <style:style style:name="T1" style:family="text">
      <style:text-properties officeooo:rsid="0009a43c"/>
    </style:style>
    <style:style style:name="T2" style:family="text">
      <style:text-properties officeooo:rsid="001445df"/>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text-underline-style="none"/>
    </style:style>
    <style:style style:name="T6" style:family="text">
      <style:text-properties fo:color="#000000" style:text-underline-style="none" officeooo:rsid="0024a35e"/>
    </style:style>
    <style:style style:name="T7" style:family="text">
      <style:text-properties fo:color="#000000" officeooo:rsid="0024a35e"/>
    </style:style>
    <style:style style:name="T8" style:family="text">
      <style:text-properties fo:color="#606060"/>
    </style:style>
    <style:style style:name="T9" style:family="text">
      <style:text-properties officeooo:rsid="00213c63"/>
    </style:style>
    <style:style style:name="T10" style:family="text">
      <style:text-properties officeooo:rsid="0022efe3"/>
    </style:style>
    <style:style style:name="T11" style:family="text">
      <style:text-properties officeooo:rsid="0023f59a"/>
    </style:style>
    <style:style style:name="T12" style:family="text">
      <style:text-properties style:text-underline-style="none"/>
    </style:style>
    <style:style style:name="T13" style:family="text">
      <style:text-properties style:text-underline-style="none" officeooo:rsid="003ca558"/>
    </style:style>
    <style:style style:name="T14" style:family="text">
      <style:text-properties style:text-underline-style="none" officeooo:rsid="00300e15"/>
    </style:style>
    <style:style style:name="T15" style:family="text">
      <style:text-properties style:text-underline-style="none" officeooo:rsid="00407e9d"/>
    </style:style>
    <style:style style:name="T16" style:family="text">
      <style:text-properties style:text-underline-style="none" officeooo:rsid="004192ff"/>
    </style:style>
    <style:style style:name="T17" style:family="text">
      <style:text-properties style:text-underline-style="none" officeooo:rsid="0048fdc0"/>
    </style:style>
    <style:style style:name="T18" style:family="text">
      <style:text-properties style:text-underline-style="none" officeooo:rsid="004ac8d9"/>
    </style:style>
    <style:style style:name="T19" style:family="text">
      <style:text-properties style:text-underline-style="none" officeooo:rsid="004dc29f"/>
    </style:style>
    <style:style style:name="T20" style:family="text">
      <style:text-properties style:text-underline-style="none" officeooo:rsid="0050d6dc"/>
    </style:style>
    <style:style style:name="T21" style:family="text">
      <style:text-properties style:text-underline-style="none" officeooo:rsid="00539cc7"/>
    </style:style>
    <style:style style:name="T22" style:family="text">
      <style:text-properties style:text-underline-style="none" officeooo:rsid="0054accd"/>
    </style:style>
    <style:style style:name="T23" style:family="text">
      <style:text-properties style:text-underline-style="none" officeooo:rsid="00599cc1"/>
    </style:style>
    <style:style style:name="T24" style:family="text">
      <style:text-properties style:text-underline-style="none" officeooo:rsid="005bbf8f"/>
    </style:style>
    <style:style style:name="T25" style:family="text">
      <style:text-properties officeooo:rsid="0024a35e"/>
    </style:style>
    <style:style style:name="T26" style:family="text">
      <style:text-properties officeooo:rsid="0028a4b8"/>
    </style:style>
    <style:style style:name="T27" style:family="text">
      <style:text-properties officeooo:rsid="002bfece"/>
    </style:style>
    <style:style style:name="T28" style:family="text">
      <style:text-properties officeooo:rsid="002dabd5"/>
    </style:style>
    <style:style style:name="T29" style:family="text">
      <style:text-properties officeooo:rsid="002f7e91"/>
    </style:style>
    <style:style style:name="T30" style:family="text">
      <style:text-properties officeooo:rsid="00300e15"/>
    </style:style>
    <style:style style:name="T31" style:family="text">
      <style:text-properties officeooo:rsid="00308816"/>
    </style:style>
    <style:style style:name="T32" style:family="text">
      <style:text-properties officeooo:rsid="0036bfa5"/>
    </style:style>
    <style:style style:name="T33" style:family="text">
      <style:text-properties officeooo:rsid="00378462"/>
    </style:style>
    <style:style style:name="T34" style:family="text">
      <style:text-properties officeooo:rsid="0037b841"/>
    </style:style>
    <style:style style:name="T35" style:family="text">
      <style:text-properties style:text-position="0% 100%" officeooo:rsid="00213c63"/>
    </style:style>
    <style:style style:name="T36" style:family="text">
      <style:text-properties officeooo:rsid="003bc50a"/>
    </style:style>
    <style:style style:name="T37" style:family="text">
      <style:text-properties officeooo:rsid="004862b5"/>
    </style:style>
    <style:style style:name="T38" style:family="text">
      <style:text-properties officeooo:rsid="004ae4a5"/>
    </style:style>
    <style:style style:name="T39" style:family="text">
      <style:text-properties officeooo:rsid="00350490"/>
    </style:style>
    <style:style style:name="T40" style:family="text">
      <style:text-properties officeooo:rsid="003e008a"/>
    </style:style>
    <style:style style:name="T41" style:family="text">
      <style:text-properties officeooo:rsid="00477316"/>
    </style:style>
    <style:style style:name="T42" style:family="text">
      <style:text-properties officeooo:rsid="00430046"/>
    </style:style>
    <style:style style:name="T43" style:family="text">
      <style:text-properties officeooo:rsid="0045e179"/>
    </style:style>
    <style:style style:name="T44" style:family="text">
      <style:text-properties officeooo:rsid="0037fc4a"/>
    </style:style>
    <style:style style:name="T45" style:family="text">
      <style:text-properties officeooo:rsid="003229e5"/>
    </style:style>
    <style:style style:name="T46" style:family="text">
      <style:text-properties officeooo:rsid="003ca558"/>
    </style:style>
    <style:style style:name="T47" style:family="text">
      <style:text-properties officeooo:rsid="003eabba"/>
    </style:style>
    <style:style style:name="T48" style:family="text">
      <style:text-properties officeooo:rsid="004192ff"/>
    </style:style>
    <style:style style:name="T49" style:family="text">
      <style:text-properties officeooo:rsid="00458dcc"/>
    </style:style>
    <style:style style:name="T50" style:family="text">
      <style:text-properties officeooo:rsid="004ac8d9"/>
    </style:style>
    <style:style style:name="T51" style:family="text">
      <style:text-properties officeooo:rsid="004be19c"/>
    </style:style>
    <style:style style:name="T52" style:family="text">
      <style:text-properties officeooo:rsid="004dc29f"/>
    </style:style>
    <style:style style:name="T53" style:family="text">
      <style:text-properties officeooo:rsid="004ece37"/>
    </style:style>
    <style:style style:name="T54" style:family="text">
      <style:text-properties officeooo:rsid="00512594"/>
    </style:style>
    <style:style style:name="T55" style:family="text">
      <style:text-properties officeooo:rsid="0052d50f"/>
    </style:style>
    <style:style style:name="T56" style:family="text">
      <style:text-properties officeooo:rsid="0054accd"/>
    </style:style>
    <style:style style:name="T57" style:family="text">
      <style:text-properties officeooo:rsid="00580981"/>
    </style:style>
    <style:style style:name="T58" style:family="text">
      <style:text-properties officeooo:rsid="005bbf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e jeu Ergo en Python</text:p>
      <text:p text:style-name="P1">Emmanuel Delay et Nicolas Desforêts</text:p>
      <text:p text:style-name="P2">[Enseignants en <text:span text:style-name="T34">m</text:span>athématiques et informatique]</text:p>
      <text:p text:style-name="Signature"/>
      <text:p text:style-name="chapeau"><text:span text:style-name="T26">Dans l’univers des jeux de cartes, beaucoup font plus ou moins appel à la logique, mais le jeu Ergo est lui directement basé sur la logique propositionnelle</text:span>. <text:span text:style-name="T26">Nous nous proposons d’en présenter les principales caractéristiques et de détailler les algorithmes principaux de l’implémentation en Python.</text:span></text:p>
      <text:p text:style-name="pragma">/// <text:span text:style-name="T1">Mots-clés ///</text:span></text:p>
      <text:p text:style-name="P7">Ergo, Logique, <text:span text:style-name="T58">Algorithme, </text:span>DPLL, Jeux, Python</text:p>
      <text:p text:style-name="pragma">/// <text:span text:style-name="T1">Fin Mots-clés ///</text:span></text:p>
      <text:p text:style-name="P3"/>
      <text:p text:style-name="P14">/// <text:span text:style-name="T2">Logo : Debian ///</text:span></text:p>
      <text:p text:style-name="P14">/// <text:span text:style-name="T2">Logo : Windows ///</text:span></text:p>
      <text:p text:style-name="P14">/// <text:span text:style-name="T2">Logo : Github ///</text:span></text:p>
      <text:p text:style-name="P4"/>
      <text:p text:style-name="P5"><text:span text:style-name="T9">Ergo (« The Game of Proving You Exist ! »)</text:span><text:span text:style-name="gras"><text:span text:style-name="T35">[1]</text:span></text:span><text:span text:style-name="T9"> est un jeu de cartes basé sur la logique propositionnelle dont vous pouvez trouver les </text:span>règles détaillées <text:span text:style-name="T9">sur </text:span><text:span text:style-name="url"><text:span text:style-name="T3">https://www.</text:span></text:span><text:span text:style-name="url"><text:span text:style-name="T4">catalystgamelabs</text:span></text:span><text:span text:style-name="url"><text:span text:style-name="T3">.com/</text:span></text:span><text:span text:style-name="url"><text:span text:style-name="T4">download</text:span></text:span><text:span text:style-name="url"><text:span text:style-name="T3">/</text:span></text:span><text:span text:style-name="url"><text:span text:style-name="T4">Ergo</text:span></text:span><text:span text:style-name="url"><text:span text:style-name="T8">%20Rules%202015.pdf</text:span></text:span>.</text:p>
      <text:p text:style-name="P15">/// Image : nom_article_figure_01.png ///</text:p>
      <text:p text:style-name="P17">Fig. <text:span text:style-name="T36">1</text:span> : <text:span text:style-name="T11">Un exemple de partie.</text:span></text:p>
      <text:p text:style-name="P8">Le jeu est composé de 55 cartes : 4 de chaque variable (A, B, C ou D), 4 de chaque opérateur (ET, OU, <text:span text:style-name="T10">IMPLIQUE</text:span>), 6 cartes NON, 8 parenthèses, 3 cartes Ergo et 10 cartes particulières.</text:p>
      <text:p text:style-name="P5">Chaque joueur (4 maximum) se voit assigné une variable (A, B, C ou D) au début du jeu. À chaque manche, les joueurs essaient collectivement de créer une preuve de leur existence tout en réfutant l’existence des autres joueurs.</text:p>
      <text:p text:style-name="P9">La syntaxe de ces preuves respecte la syntaxe de la logique propositionnelle, et consiste donc en un excellent entraînement pour toute personne désireuse d’améliorer ses compétences en logique.</text:p>
      <text:p text:style-name="P9">Nous allons tout d’abord détailler cette notion de preuve, puis présenter des algorithmes permettant d’automatiser l’analyse des preuves, et enfin proposer une implémentation en Python en utilisant le module tkinter.</text:p>
      <text:h text:style-name="Heading_20_1" text:outline-level="1">1 L<text:span text:style-name="T26">a notion de preuve logique</text:span></text:h>
      <text:p text:style-name="Normal">Le mot logique provient du grec logos et signi<text:span text:style-name="T27">fi</text:span>e science de la raison. C'est une branche des mathématiques qui a pour objectif d'étudier le discours et le raisonnement.</text:p>
      <text:p text:style-name="Normal"><text:span text:style-name="T27">A</text:span>vant tout, la logique est l'étude de règles générales et formelles de la pensée permettant de vérif<text:span text:style-name="T27">i</text:span>er si un raisonnement est cohérent ou ne l'est pas. Elle trouve ses premières expérimentations dans les mathématiques (en particulier dans la géométrie). Son but est de traduire des idées et des concepts en expressions ou équations mathématiques, et de réaliser certains calculs sur ces formalisations. Cette approche algébrique et formelle a marqué le début de la logique moderne et l'algèbre de Boole en est une des premières avancées.</text:p>
      <text:p text:style-name="Normal">En informatique, parler de la mécanisation de la pensée et du raisonnement a tout son sens. En e<text:span text:style-name="T27">ff</text:span>et, il va de soi que l'automatisation des calculs et des déductions (démonstrations) trouve son intérêt dans la conception d'algorithmes et de programmes. Les algorithmes correspondent exactement à la mécanisation du raisonnement (formalisation d'un problème) et les programmes à leur automatisation (programmation dans un langage informatique d'un algorithme). De plus, il est à noter que depuis l'exploitation de la correspondance preuve-programme, la logique et l'informatique s'avèrent incontestablement liés.</text:p>
      <text:p text:style-name="Normal">Le calcul des propositions étudie des énoncés qui sont soit vrais soit faux. Cette théorie comporte des énoncés de fait et des vérités logiques :</text:p>
      <text:p text:style-name="Normal"><text:soft-page-break/>- énoncés de fait : ce sont des énoncés cohérents d'un point de vue syntaxique et soit vrai soit faux d'un point de vue sémantique (ex : <text:span text:style-name="T28">L’herbe est verte ; Les hommes sont mortels ;</text:span> Le chi<text:span text:style-name="T28">en miaule</text:span>).</text:p>
      <text:p text:style-name="Normal">- vérités logiques : ce sont des énoncés cohérents d'un point de vue logique/raisonnement (ex : Si il <text:span text:style-name="T28">fait froid, je mets un manteau</text:span>, alors si <text:span text:style-name="T28">je n’ai pas de manteau, il ne fait pas froid</text:span>).</text:p>
      <text:p text:style-name="pragma">/// Début note ///</text:p>
      <text:p text:style-name="Normal"><text:span text:style-name="T28">Un autre exemple de vérité logique du grand logicien Coluche : « Quand vous voyez un flic dans la rue, c’est qu’y a pas de danger. S’il y avait du danger, le flic serait pas là »</text:span>.</text:p>
      <text:p text:style-name="pragma">/// Fin note ///</text:p>
      <text:p text:style-name="Normal">Le développement de cette théorie repose sur la description d'un langage formel qui va permettre d'une part de formaliser des énoncés et d'autre part de faire des dérivations (ou déductions) à partir de ces énoncés ou bien de leur attribuer une valeur de vérité (vrai ou faux).</text:p>
      <text:p text:style-name="P10">Ce langage est composé de propositions (dans le jeu, ce sont les lettres A, B, C et D) et de connecteurs logiques (ET, OU, NON et IMPLIQUE dans le jeu). Par exemple, la formalisation de la vérité logique précédente est, en notant F la proposition « il fait froid » et M la proposition « je porte un manteau », <text:span text:style-name="T29">(F IMPLIQUE M) IMPLIQUE (NON M IMPLIQUE NON F).</text:span></text:p>
      <text:p text:style-name="P11">Un certain nombre d’axiomes et de règles régissent ces connecteurs. Par exemple :</text:p>
      <text:p text:style-name="P11">- <text:span text:style-name="T30">Lois de Morgan : NON(A OU B) équivaut à NON A ET NON B ; NON(A ET B) équivaut à NON A OU NON B</text:span></text:p>
      <text:p text:style-name="P12">- <text:span text:style-name="T30">Distributivité : A OU (B ET C) équivaut à (A OU B) ET (A OU C) ; A ET (B OU C) équivaut à (A ET B) OU (A ET C)</text:span></text:p>
      <text:p text:style-name="P12">- <text:span text:style-name="T30">Implication : A IMPLIQUE B équivaut à NON A OU B</text:span></text:p>
      <text:h text:style-name="Heading_20_1" text:outline-level="1"><text:span text:style-name="T26">2</text:span> L<text:span text:style-name="T26">es algorithmes pour l’analyse de preuve</text:span></text:h>
      <text:h text:style-name="P19" text:outline-level="2">2.1 Algorithme de Shunting-Yard</text:h>
      <text:p text:style-name="P34">L’algorithme de Shunting-Yard<text:span text:style-name="gras"><text:span text:style-name="T30">[2]</text:span></text:span> permet de traduire une expression algébrique parenthésée en une expression en notation polonaise inversée <text:span text:style-name="T32">(NPI)</text:span><text:span text:style-name="gras"><text:span text:style-name="T30">[</text:span></text:span><text:span text:style-name="gras">3</text:span><text:span text:style-name="gras"><text:span text:style-name="T30">]</text:span></text:span>. <text:span text:style-name="T49">Par exemple, (A ET B) IMPLIQUE NON C devient A B ET C NON IMPLIQUE, qui revient à un parcours en profondeur post-fixé de l’arbre décrivant l’expression :</text:span></text:p>
      <text:p text:style-name="P49">/// Image : nom_article_figure_0<text:span text:style-name="T36">2</text:span>.<text:span text:style-name="T49">png</text:span> ///</text:p>
      <text:p text:style-name="P46">Fig. <text:span text:style-name="T36">2</text:span> : <text:span text:style-name="T11">Un exemple d’expression parenthésée et l’arbre en NPI correspondant.</text:span></text:p>
      <text:p text:style-name="P34">L’intérêt de cette notation est qu’elle permet de facilement évaluer une expression : <text:span text:style-name="T32">il suffit de parcourir la liste en NPI de gauche à droite en empilant chaque valeur. Si on rencontre un opérateur binaire (resp. unaire), on dépile deux (resp. une) valeur, on applique l’opérateur puis on rempile le résultat. Si tout se passe bien, à la fin la pile contient l’évaluation de l’expression. Dans le contexte des cartes du jeu Ergo, on obtient :</text:span></text:p>
      <text:p text:style-name="code">def evalue(<text:span text:style-name="T33">npi:list</text:span>, interpretation:l<text:span text:style-name="T33">ist</text:span>)-<text:span text:style-name="T33">&gt;bool</text:span>:</text:p>
      <text:p text:style-name="code"><text:s text:c="4"/>"""Évalue la liste <text:span text:style-name="T33">npi </text:span>en fonction d<text:span text:style-name="T33">e l’interprétation</text:span>.</text:p>
      <text:p text:style-name="code"><text:s/>:p<text:span text:style-name="T33">aram npi : liste de cartes en notation polonaise inversée</text:span></text:p>
      <text:p text:style-name="code"><text:s text:c="4"/>:param interpretation: liste de 4 booléens correspondant aux valeurs de</text:p>
      <text:p text:style-name="code"><text:s text:c="4"/>A, B, C et D</text:p>
      <text:p text:style-name="code"/>
      <text:p text:style-name="code"><text:s text:c="4"/>:return: Valeur de la liste de carte en fonction d<text:span text:style-name="T33">e l’interprétation</text:span>.</text:p>
      <text:p text:style-name="code"><text:s text:c="4"/>"""</text:p>
      <text:p text:style-name="code"><text:s text:c="4"/>if npi == []:</text:p>
      <text:p text:style-name="code"><text:s text:c="8"/>return True</text:p>
      <text:p text:style-name="code"><text:s text:c="4"/>pile = []</text:p>
      <text:p text:style-name="code"><text:s text:c="4"/>for card in npi:</text:p>
      <text:p text:style-name="code"><text:s text:c="8"/>if card.is_letter():</text:p>
      <text:p text:style-name="code"><text:s text:c="12"/>val = interpretation[ord(card.name)-ord('A')]</text:p>
      <text:p text:style-name="code"><text:s text:c="8"/>elif card.is_operator():</text:p>
      <text:p text:style-name="code"><text:s text:c="12"/>val2 = pile.pop()</text:p>
      <text:p text:style-name="code"><text:s text:c="12"/>val1 = pile.pop()</text:p>
      <text:p text:style-name="code"><text:s text:c="12"/>if card.name == "AND":</text:p>
      <text:p text:style-name="code"><text:s text:c="16"/>val = val1 and val2</text:p>
      <text:p text:style-name="code"><text:s text:c="12"/>elif card.name == "OR":</text:p>
      <text:p text:style-name="code"><text:s text:c="16"/>val = val1 or val2</text:p>
      <text:p text:style-name="code"><text:s text:c="12"/>else: <text:s/># "THEN"</text:p>
      <text:p text:style-name="code"><text:s text:c="16"/>val = (not val1) or val2</text:p>
      <text:p text:style-name="code"><text:s text:c="8"/>else: <text:s/># "NOT"</text:p>
      <text:p text:style-name="code"><text:s text:c="12"/>val = not pile.pop()</text:p>
      <text:p text:style-name="code"><text:s text:c="8"/>pile.append(val)</text:p>
      <text:p text:style-name="code"><text:soft-page-break/><text:s text:c="4"/>val = pile.pop()</text:p>
      <text:p text:style-name="code"><text:s text:c="4"/>assert pile == [] <text:s/># sinon il y a eu un problème quelque part</text:p>
      <text:p text:style-name="code"><text:s text:c="4"/>return val</text:p>
      <text:p text:style-name="P35"><text:span text:style-name="T45">Le principe de l’algorithme de Shunting-Yard est de lire l’expression de gauche à droite en utilisant une pile pour gérer les priorités des connecteurs et les parenthèses. Le code final est ci dessous :</text:span></text:p>
      <text:p text:style-name="P18">def to_npi(expr:list)-&gt;list:</text:p>
      <text:p text:style-name="code"><text:s text:c="4"/>"""Renvoie une liste de cartes correspondant à la notation polonaise</text:p>
      <text:p text:style-name="code"><text:s text:c="4"/>inversée de l'expression expr en notation infixée.</text:p>
      <text:p text:style-name="code"><text:s text:c="4"/>Si la liste <text:s/>est mal parenthésée, renvoie None.</text:p>
      <text:p text:style-name="code"><text:s text:c="4"/>"""</text:p>
      <text:p text:style-name="code"><text:s text:c="4"/>npi = []</text:p>
      <text:p text:style-name="code"><text:s text:c="4"/>stack = []</text:p>
      <text:p text:style-name="code"><text:s text:c="4"/>for card in expr:</text:p>
      <text:p text:style-name="code"><text:s text:c="8"/>if card.is_letter():</text:p>
      <text:p text:style-name="code"><text:s text:c="12"/>npi.append(card)</text:p>
      <text:p text:style-name="code"><text:s text:c="12"/>continue</text:p>
      <text:p text:style-name="code"><text:s text:c="8"/>if card.is_open():</text:p>
      <text:p text:style-name="code"><text:s text:c="12"/>stack.append(card)</text:p>
      <text:p text:style-name="code"><text:s text:c="12"/>continue</text:p>
      <text:p text:style-name="code"><text:s text:c="8"/>if card.is_close():</text:p>
      <text:p text:style-name="code"><text:s text:c="12"/>while stack != [] and not stack[-1].is_open():</text:p>
      <text:p text:style-name="code"><text:s text:c="16"/>npi.append(stack.pop())</text:p>
      <text:p text:style-name="code"><text:s text:c="12"/>if stack == []: <text:s/># Pas de parenthèse ouvrante correspondante</text:p>
      <text:p text:style-name="code"><text:s text:c="16"/>return None</text:p>
      <text:p text:style-name="code"><text:s text:c="12"/>else: <text:s/># On enlève la parenthèse ouvrante correspondante</text:p>
      <text:p text:style-name="code"><text:s text:c="16"/>stack.pop()</text:p>
      <text:p text:style-name="code"><text:s text:c="12"/>continue</text:p>
      <text:p text:style-name="code"><text:s text:c="8"/>while stack != [] and stack[-1].priority() &gt;= card.priority():</text:p>
      <text:p text:style-name="code"><text:s text:c="12"/>npi.append(stack.pop())</text:p>
      <text:p text:style-name="code"><text:s text:c="8"/>stack.append(card)</text:p>
      <text:p text:style-name="code"><text:s text:c="4"/>while stack != []:</text:p>
      <text:p text:style-name="code"><text:s text:c="8"/>card = stack.pop()</text:p>
      <text:p text:style-name="code"><text:s text:c="8"/>if card.is_open(): <text:s/># pas de parenthèse fermante correspondante</text:p>
      <text:p text:style-name="code"><text:s text:c="12"/>return None</text:p>
      <text:p text:style-name="code"><text:s text:c="8"/>npi.append(card)</text:p>
      <text:p text:style-name="code"><text:s text:c="4"/>return npi</text:p>
      <text:h text:style-name="P19" text:outline-level="2">2.<text:span text:style-name="T26">2</text:span> Force brute</text:h>
      <text:p text:style-name="P33">Ici, <text:span text:style-name="T46">l’</text:span>idée a été d’attaquer le problème en force brute : tester tous les modèles possible. <text:span text:style-name="T48">C</text:span>omme il y a 4 variables, il y a seulement 2<text:span text:style-name="exposant">4</text:span> = 16 possibilités. <text:span text:style-name="T47">Une fonction </text:span><text:span text:style-name="code_5f_par"><text:span text:style-name="T47">to_bin</text:span></text:span><text:span text:style-name="T47"> permet de générer rapidement ces 16 interprétations en interprétant l’écriture binaire des entiers de 0 à 15 en liste de booléens.</text:span></text:p>
      <text:p text:style-name="code">def to_bin(n:int)-&gt;list:</text:p>
      <text:p text:style-name="code"><text:s text:c="4"/>"""Renvoie une liste de booléens correspondant à l'écriture en binaire</text:p>
      <text:p text:style-name="code"><text:s text:c="4"/>sur 4 bits de l'entier n.</text:p>
      <text:p text:style-name="code"/>
      <text:p text:style-name="code"><text:s text:c="4"/>:param n: Un entier entre 0 et 15</text:p>
      <text:p text:style-name="code"><text:s text:c="4"/>:return: l'écriture booléenne en binaire sur 4 bits de n.</text:p>
      <text:p text:style-name="code"><text:s text:c="4"/>"""</text:p>
      <text:p text:style-name="code"><text:s text:c="4"/>res = [False]*4</text:p>
      <text:p text:style-name="code"><text:s text:c="4"/>i = 3</text:p>
      <text:p text:style-name="code"><text:s text:c="4"/>while n &gt; 0:</text:p>
      <text:p text:style-name="code"><text:s text:c="8"/>res[i] = (n % 2 == 1)</text:p>
      <text:p text:style-name="code"><text:s text:c="8"/>n //= 2</text:p>
      <text:p text:style-name="code"><text:s text:c="8"/>i -= 1</text:p>
      <text:p text:style-name="code"><text:s text:c="4"/>return res</text:p>
      <text:p text:style-name="P33"><text:span text:style-name="T48">On évalue alors la preuve pour chaque modèle</text:span>. Si le résultat est Vrai, c’est que le modèle est admissible et on le mémorise. Ensuite, on regarde pour chaque variable si elle a toujours la même valeur (Vrai ou Faux) dans tous les modèles admissibles. Si c’est la cas, la variable est prouvée ou niée.</text:p>
      <text:p text:style-name="code">def conclusion(npi:list)-&gt;list:</text:p>
      <text:p text:style-name="code"><text:s text:c="4"/>"""Détermine les variables "démontrées"</text:p>
      <text:p text:style-name="code"/>
      <text:p text:style-name="code"><text:s text:c="4"/>:param npi: liste de cartes en notation polonaise inversée</text:p>
      <text:p text:style-name="code"><text:s text:c="4"/>:return: None si les prémisses conduisent à une contradiction,</text:p>
      <text:p text:style-name="code"><text:s text:c="13"/>ou une liste associant à chaque variable 'A', 'B', 'C' et 'D'</text:p>
      <text:p text:style-name="code"><text:s text:c="13"/>soit True si elle est prouvée, False si la négation est</text:p>
      <text:p text:style-name="code"><text:s text:c="13"/>prouvée, on None si on ne peut rien conclure.</text:p>
      <text:p text:style-name="code"><text:s text:c="4"/>"""</text:p>
      <text:p text:style-name="code"><text:s text:c="4"/>models = []</text:p>
      <text:p text:style-name="code"><text:s text:c="4"/>for code in range(16):</text:p>
      <text:p text:style-name="code"><text:s text:c="8"/>interpretation = to_bin(code)</text:p>
      <text:p text:style-name="code"><text:s text:c="8"/>if evalue(npi, interpretation):</text:p>
      <text:p text:style-name="code"><text:s text:c="12"/>models.append(interpretation)</text:p>
      <text:p text:style-name="code"><text:s text:c="4"/>if models == []:</text:p>
      <text:p text:style-name="code"><text:soft-page-break/><text:s text:c="8"/>return None</text:p>
      <text:p text:style-name="code"><text:s text:c="4"/>result = models[0]</text:p>
      <text:p text:style-name="code"><text:s text:c="4"/># il faut déterminer pour chaque lettre si toutes les valeurs possibles</text:p>
      <text:p text:style-name="code"><text:s text:c="4"/># sont les mêmes</text:p>
      <text:p text:style-name="code"><text:s text:c="4"/>for interpretation in models:</text:p>
      <text:p text:style-name="code"><text:s text:c="8"/>for i_lettre in range(4):</text:p>
      <text:p text:style-name="code"><text:s text:c="12"/>if result[i_lettre] != interpretation[i_lettre]:</text:p>
      <text:p text:style-name="code"><text:s text:c="16"/>result[i_lettre] = None</text:p>
      <text:p text:style-name="code"><text:s text:c="4"/>return result</text:p>
      <text:h text:style-name="Heading_20_2" text:outline-level="2">2.<text:span text:style-name="T26">3</text:span> Davis-Putnam-Logemann-Loveland (DPLL)</text:h>
      <text:p text:style-name="P40"><text:span text:style-name="T12">Même si l’algorithme précédent marche bien dans le contexte qui nous intéresse (4 variables propositionnelles), </text:span><text:span text:style-name="T15">il nous a paru intéressant d’</text:span><text:span text:style-name="T12">implémenter </text:span><text:span text:style-name="T15">l’algorithme </text:span><text:span text:style-name="T13">DPLL</text:span><text:span text:style-name="gras"><text:span text:style-name="T14">[</text:span></text:span><text:span text:style-name="gras"><text:span text:style-name="T13">4</text:span></text:span><text:span text:style-name="gras"><text:span text:style-name="T14">]</text:span></text:span><text:span text:style-name="T12"> </text:span><text:span text:style-name="T15">qui permet de façon générale de répondre au problème SAT</text:span><text:span text:style-name="gras"><text:span text:style-name="T15">[</text:span></text:span><text:span text:style-name="gras"><text:span text:style-name="T13">5</text:span></text:span><text:span text:style-name="gras"><text:span text:style-name="T15">]</text:span></text:span><text:span text:style-name="T15">.</text:span><text:span text:style-name="T12"> Pour cela, il fa</text:span><text:span text:style-name="T17">u</text:span><text:span text:style-name="T12">t commencer par transformer la preuve au format NPI en une Forme Conjonctive Normale (FCN)</text:span><text:span text:style-name="gras"><text:span text:style-name="T15">[</text:span></text:span><text:span text:style-name="gras"><text:span text:style-name="T19">6</text:span></text:span><text:span text:style-name="gras"><text:span text:style-name="T15">]</text:span></text:span><text:span text:style-name="T12">.</text:span></text:p>
      <text:p text:style-name="Heading_20_3">2.3.1 Mise en Forme Conjonctive Normale</text:p>
      <text:p text:style-name="P39">Une <text:span text:style-name="T52">F</text:span>orme <text:span text:style-name="T52">C</text:span>onjonctive <text:span text:style-name="T52">N</text:span>ormale <text:span text:style-name="T52">(FCN)</text:span> <text:span text:style-name="T52">est une conjonction de clauses, où une clause est une disjonction de littéraux, c’est à dire une lettre ou sa négation. Par exemple (A OU B) ET (A OU NON C) ET (B OU C OU D) est une expression en FCN qui comporte trois clauses.</text:span></text:p>
      <text:p text:style-name="P40"><text:span text:style-name="T19">La mise en FCN</text:span><text:span text:style-name="T12"> se fait en 4 étapes :</text:span></text:p>
      <text:p text:style-name="P31"><text:span text:style-name="T12">- élimination des implications (A </text:span><text:span text:style-name="T16">IMPLIQUE</text:span><text:span text:style-name="T12"> B </text:span><text:span text:style-name="T16">devient </text:span><text:span text:style-name="T12"><text:s/></text:span><text:span text:style-name="T16">NON </text:span><text:span text:style-name="T12">A </text:span><text:span text:style-name="T16">OU</text:span><text:span text:style-name="T12"> B) ;</text:span></text:p>
      <text:p text:style-name="P31"><text:span text:style-name="T12">- utilisation des lois de Morgan (</text:span><text:span text:style-name="T16">NON</text:span><text:span text:style-name="T12">(A </text:span><text:span text:style-name="T16">OU</text:span><text:span text:style-name="T12"> B) </text:span><text:span text:style-name="T16">devient</text:span><text:span text:style-name="T12"> </text:span><text:span text:style-name="T16">NON </text:span><text:span text:style-name="T12">A </text:span><text:span text:style-name="T16">ET</text:span><text:span text:style-name="T12"> </text:span><text:span text:style-name="T16">NON </text:span><text:span text:style-name="T12">B et </text:span><text:span text:style-name="T16">NON</text:span><text:span text:style-name="T12">(A </text:span><text:span text:style-name="T16">ET</text:span><text:span text:style-name="T12"> B) </text:span><text:span text:style-name="T16">devient</text:span><text:span text:style-name="T12"> </text:span><text:span text:style-name="T16">NON </text:span><text:span text:style-name="T12">A </text:span><text:span text:style-name="T16">OU</text:span><text:span text:style-name="T12"> </text:span><text:span text:style-name="T16">NON </text:span><text:span text:style-name="T12">B) ;</text:span></text:p>
      <text:p text:style-name="P31"><text:span text:style-name="T12">- élimination des doubles négations (</text:span><text:span text:style-name="T16">NON NON </text:span><text:span text:style-name="T12">A </text:span><text:span text:style-name="T16">devient</text:span><text:span text:style-name="T12"> A) ;</text:span></text:p>
      <text:p text:style-name="P31"><text:span text:style-name="T12">- développement (</text:span><text:span text:style-name="T16">A</text:span><text:span text:style-name="T12"> </text:span><text:span text:style-name="T16">OU</text:span><text:span text:style-name="T12"> (B </text:span><text:span text:style-name="T16">ET</text:span><text:span text:style-name="T12"> C) </text:span><text:span text:style-name="T17">et (B ET C) ou A </text:span><text:span text:style-name="T16">devien</text:span><text:span text:style-name="T17">nen</text:span><text:span text:style-name="T16">t</text:span><text:span text:style-name="T12"> (A </text:span><text:span text:style-name="T16">OU</text:span><text:span text:style-name="T12"> B) </text:span><text:span text:style-name="T16">ET</text:span><text:span text:style-name="T12"> (A </text:span><text:span text:style-name="T16">OU</text:span><text:span text:style-name="T12"> C)).</text:span></text:p>
      <text:p text:style-name="P36"><text:span text:style-name="T12">En utilisant la notation polonaise inversée, ces étapes deviennent :</text:span></text:p>
      <text:p text:style-name="P31"><text:span text:style-name="T12">- élimination des implications (A </text:span><text:span text:style-name="T17">B </text:span><text:span text:style-name="T16">IMPLIQUE</text:span><text:span text:style-name="T12"> </text:span><text:span text:style-name="T16">devient </text:span><text:span text:style-name="T12"><text:s/></text:span><text:span text:style-name="T17">A </text:span><text:span text:style-name="T16">NON </text:span><text:span text:style-name="T17">B</text:span><text:span text:style-name="T12"> </text:span><text:span text:style-name="T16">OU</text:span><text:span text:style-name="T12">) ;</text:span></text:p>
      <text:p text:style-name="P31"><text:span text:style-name="T12">- utilisation des lois de Morgan (</text:span><text:span text:style-name="T17">A B OU NON</text:span><text:span text:style-name="T12"> </text:span><text:span text:style-name="T16">devient</text:span><text:span text:style-name="T12"> </text:span><text:span text:style-name="T17">A </text:span><text:span text:style-name="T16">NON </text:span><text:span text:style-name="T17">B NON</text:span><text:span text:style-name="T12"> </text:span><text:span text:style-name="T16">ET</text:span><text:span text:style-name="T12"> et </text:span><text:span text:style-name="T17">A B ET </text:span><text:span text:style-name="T16">NON</text:span><text:span text:style-name="T12"> </text:span><text:span text:style-name="T16">devient</text:span><text:span text:style-name="T12"> </text:span><text:span text:style-name="T17">A </text:span><text:span text:style-name="T16">NON </text:span><text:span text:style-name="T17">B NON</text:span><text:span text:style-name="T12"> </text:span><text:span text:style-name="T16">OU</text:span><text:span text:style-name="T12">) ;</text:span></text:p>
      <text:p text:style-name="P31"><text:span text:style-name="T12">- élimination des doubles négations (</text:span><text:span text:style-name="T17">A </text:span><text:span text:style-name="T16">NON NON</text:span><text:span text:style-name="T12"> </text:span><text:span text:style-name="T16">devient</text:span><text:span text:style-name="T12"> A) ;</text:span></text:p>
      <text:p text:style-name="P31"><text:span text:style-name="T12">- développement (</text:span><text:span text:style-name="T16">A</text:span><text:span text:style-name="T12"> </text:span><text:span text:style-name="T17">B C ET OU et B C ET A OU </text:span><text:span text:style-name="T16">devien</text:span><text:span text:style-name="T17">nen</text:span><text:span text:style-name="T16">t</text:span><text:span text:style-name="T12"> </text:span><text:span text:style-name="T17">A B OU A C OU ET)</text:span><text:span text:style-name="T12">.</text:span></text:p>
      <text:p text:style-name="P37"><text:span text:style-name="T12">La petite difficulté dans la description ci dessus est que les </text:span><text:span text:style-name="T18">proposit</text:span><text:span text:style-name="T12">ion</text:span><text:span text:style-name="T18">s</text:span><text:span text:style-name="T12"> A, B et C peuvent être plus compliquées qu’une seule lettre. Par exemple, sur la figure 2, l’élimination de l’implication doit transformer A B ET C NON IMPLIQUE en A B ET NON C NON OU (autrement dit (A ET B) IMPLIQUE NON C devient NON (A ET B) OU NON C). Il faut donc être capable d’extraire </text:span><text:span text:style-name="T20">la dernière </text:span><text:span text:style-name="T18">proposit</text:span><text:span text:style-name="T12">ion d’</text:span><text:span text:style-name="T18">une liste en NPI. Pour cela, on lit l’expression en NPI de droite à gauche en maintenant à jour un compteur donnant le nombre de lettres à lire. Chaque lettre diminue ce compteur de 1 alors que chaque opérateur binaire l’augment de 1 :</text:span></text:p>
      <text:p text:style-name="code">def get_proposition(<text:span text:style-name="T50">npi:list</text:span>)-<text:span text:style-name="T50">&gt;list</text:span>:</text:p>
      <text:p text:style-name="code"><text:s text:c="4"/>"""renvoie la derniere proposition de <text:span text:style-name="T50">npi</text:span>."""</text:p>
      <text:p text:style-name="code"><text:s text:c="4"/>pile = []</text:p>
      <text:p text:style-name="code"><text:s text:c="4"/>nb_<text:span text:style-name="T50">prop</text:span> = 1 <text:s/># on doit dépiler une proposition</text:p>
      <text:p text:style-name="code"><text:s text:c="4"/>while nb_<text:span text:style-name="T50">prop</text:span> != 0:</text:p>
      <text:p text:style-name="code"><text:s text:c="8"/>pile.append(npi.pop())</text:p>
      <text:p text:style-name="code"><text:s text:c="8"/>if pile[-1].is_letter():</text:p>
      <text:p text:style-name="code"><text:s text:c="12"/>nb_exp -= 1</text:p>
      <text:p text:style-name="code"><text:s text:c="8"/>elif pile[-1].is_operator():</text:p>
      <text:p text:style-name="code"><text:s text:c="12"/>nb_exp += 1</text:p>
      <text:p text:style-name="code"><text:s text:c="4"/>pile.reverse()</text:p>
      <text:p text:style-name="code"><text:s text:c="4"/>return pile</text:p>
      <text:p text:style-name="P38"><text:span text:style-name="T12">Ensuite, on remarque que pour l’élimination des implications et pour les lois de Morgan, on a besoin d’insérer un NON avant une expression :</text:span></text:p>
      <text:p text:style-name="code">def __insert_not(<text:span text:style-name="T50">npi:list</text:span>):</text:p>
      <text:p text:style-name="code"><text:s text:c="4"/>"""Insère un NOT avant la dernière proposition de <text:span text:style-name="T50">npi</text:span>."""</text:p>
      <text:p text:style-name="code"><text:s text:c="4"/>proposition = get_proposition(<text:span text:style-name="T50">npi</text:span>)</text:p>
      <text:p text:style-name="code"><text:s text:c="4"/>npi.append(Card("NOT"))</text:p>
      <text:p text:style-name="code"><text:s text:c="4"/>npi.extend(proposition)</text:p>
      <text:p text:style-name="P39"><text:span text:style-name="T12">Il ne reste plus qu’à appliquer les 4 étapes ci-dessus, </text:span><text:span text:style-name="T19">en appliquant les lois de Morgan et les développement autant que nécessaire :</text:span></text:p>
      <text:p text:style-name="code"><text:soft-page-break/>def elim_then(<text:span text:style-name="T51">npi:list</text:span>)-<text:span text:style-name="T52">&gt;list</text:span>:</text:p>
      <text:p text:style-name="code"><text:s text:c="4"/>"""<text:span text:style-name="T51">Renvoie une liste en npi </text:span>en ramplaçant A -&gt; B par non A ou B"""</text:p>
      <text:p text:style-name="code"><text:s text:c="4"/>npi_<text:span text:style-name="T51">res</text:span> = []</text:p>
      <text:p text:style-name="code"><text:s text:c="4"/>for card in npi:</text:p>
      <text:p text:style-name="code"><text:s text:c="8"/>if card.name != "THEN":</text:p>
      <text:p text:style-name="code"><text:s text:c="12"/>npi_<text:span text:style-name="T51">res</text:span>.append(card)</text:p>
      <text:p text:style-name="code"><text:s text:c="12"/>continue</text:p>
      <text:p text:style-name="code"><text:s text:c="8"/>insert_not(<text:span text:style-name="T51">npi_res</text:span>)</text:p>
      <text:p text:style-name="code"><text:s text:c="8"/>npi_<text:span text:style-name="T51">res</text:span>.append(Card("OR"))</text:p>
      <text:p text:style-name="code"/>
      <text:p text:style-name="code">def morgan(n<text:span text:style-name="T52">pi:list</text:span>)-<text:span text:style-name="T52">&gt;list</text:span>:</text:p>
      <text:p text:style-name="code"><text:s text:c="4"/>"""Élimine les NON ET et NON OU de fcn en utilisant les lois de Morgan."""</text:p>
      <text:p text:style-name="code"><text:s text:c="4"/><text:span text:style-name="T52">npi_res </text:span>= []</text:p>
      <text:p text:style-name="code"><text:s text:c="4"/>modif = False</text:p>
      <text:p text:style-name="code"><text:s text:c="4"/>for card in <text:span text:style-name="T52">npi</text:span>:</text:p>
      <text:p text:style-name="code"><text:s text:c="8"/>if not card.is_not():</text:p>
      <text:p text:style-name="code"><text:s text:c="12"/><text:span text:style-name="T52">npi_res.</text:span>append(card)</text:p>
      <text:p text:style-name="code"><text:s text:c="12"/>continue</text:p>
      <text:p text:style-name="code"><text:s text:c="8"/>if not <text:span text:style-name="T52">npi_res</text:span>[-1].is_operator():</text:p>
      <text:p text:style-name="code"><text:s text:c="12"/>self.<text:span text:style-name="T52">npi_res</text:span>.append(card)</text:p>
      <text:p text:style-name="code"><text:s text:c="12"/>continue</text:p>
      <text:p text:style-name="code"><text:s text:c="8"/>modif = True <text:s/># NON ET ou NON OU</text:p>
      <text:p text:style-name="code"><text:s text:c="8"/>operator = self.<text:span text:style-name="T52">npi_res</text:span>.pop()</text:p>
      <text:p text:style-name="code"><text:s text:c="8"/>operator_name = "OR" if operator.name == "AND" else "AND"</text:p>
      <text:p text:style-name="code"><text:s text:c="8"/>insert_not(<text:span text:style-name="T52">npi_res</text:span>)</text:p>
      <text:p text:style-name="code"><text:s text:c="8"/>npi_<text:span text:style-name="T52">res</text:span>.append(Card("NOT"))</text:p>
      <text:p text:style-name="code"><text:s text:c="8"/>npi_<text:span text:style-name="T52">res</text:span>.append(Card(operator_name))</text:p>
      <text:p text:style-name="code"><text:s text:c="4"/>if modif:</text:p>
      <text:p text:style-name="code"><text:s text:c="8"/><text:span text:style-name="T53">npi_res=</text:span>morgan(<text:span text:style-name="T53">npi_res</text:span>)</text:p>
      <text:p text:style-name="code"><text:s text:c="4"/><text:span text:style-name="T53">return npi_res</text:span></text:p>
      <text:p text:style-name="code"/>
      <text:p text:style-name="code">def elim_not(<text:span text:style-name="T52">npi:list</text:span>)-<text:span text:style-name="T52">&gt;list</text:span>:</text:p>
      <text:p text:style-name="code"><text:s text:c="4"/>"""Élimine les doubles négations de n<text:span text:style-name="T52">pi</text:span>."""</text:p>
      <text:p text:style-name="code"><text:s text:c="4"/>npi_<text:span text:style-name="T53">res</text:span> = []</text:p>
      <text:p text:style-name="code"><text:s text:c="4"/>for card in <text:span text:style-name="T53">npi</text:span>:</text:p>
      <text:p text:style-name="code"><text:s text:c="8"/>if not (card.is_not() and npi_<text:span text:style-name="T53">res</text:span>[-1].is_not()):</text:p>
      <text:p text:style-name="code"><text:s text:c="12"/>self.npi_<text:span text:style-name="T53">res</text:span>.append(card)</text:p>
      <text:p text:style-name="code"><text:s text:c="12"/>continue</text:p>
      <text:p text:style-name="code"><text:s text:c="8"/>npi_<text:span text:style-name="T53">res</text:span>.pop()</text:p>
      <text:p text:style-name="code"><text:s text:c="4"/><text:span text:style-name="T53">return npi_res</text:span></text:p>
      <text:p text:style-name="code"/>
      <text:p text:style-name="code">def develop(<text:span text:style-name="T53">npi:list</text:span>)-<text:span text:style-name="T53">&gt;list</text:span>:</text:p>
      <text:p text:style-name="code"><text:s text:c="4"/>"""Développe les expressions :</text:p>
      <text:p text:style-name="code"><text:s text:c="4"/>"B C ET A OU" ou "A B C ET OU" deviennent "A B OU A C OU ET"</text:p>
      <text:p text:style-name="code"><text:s text:c="4"/>"""</text:p>
      <text:p text:style-name="code"><text:s text:c="4"/>npi_<text:span text:style-name="T53">res</text:span> = []</text:p>
      <text:p text:style-name="code"><text:s text:c="4"/>modif = False</text:p>
      <text:p text:style-name="code"><text:s text:c="4"/>for card in n<text:span text:style-name="T53">pi</text:span>:</text:p>
      <text:p text:style-name="code"><text:s text:c="8"/>if not card.name == "OR":</text:p>
      <text:p text:style-name="code"><text:s text:c="12"/>npi_<text:span text:style-name="T53">res</text:span>.append(card)</text:p>
      <text:p text:style-name="code"><text:s text:c="12"/>continue</text:p>
      <text:p text:style-name="code"><text:s text:c="8"/>if npi_<text:span text:style-name="T53">res</text:span>[-1].name != "AND": <text:s/># 1er cas</text:p>
      <text:p text:style-name="code"><text:s text:c="12"/>litteralA = get_proposition(<text:span text:style-name="T53">npi_res</text:span>)</text:p>
      <text:p text:style-name="code"><text:s text:c="12"/>if npi_<text:span text:style-name="T53">res</text:span>[-1].name != "AND": <text:s/># pas de la bonne forme</text:p>
      <text:p text:style-name="code"><text:s text:c="16"/>npi_<text:span text:style-name="T53">res</text:span>.extend(litteralA) <text:s/># on remet en place</text:p>
      <text:p text:style-name="code"><text:s text:c="16"/>npi_<text:span text:style-name="T53">res</text:span>.append(card)</text:p>
      <text:p text:style-name="code"><text:s text:c="16"/>continue</text:p>
      <text:p text:style-name="code"><text:s text:c="12"/>npi_<text:span text:style-name="T53">res</text:span>.pop() <text:s/># AND</text:p>
      <text:p text:style-name="code"><text:s text:c="12"/>litteralC = <text:span text:style-name="T53">g</text:span>et_proposition(<text:span text:style-name="T53">npi_res</text:span>)</text:p>
      <text:p text:style-name="code"><text:s text:c="12"/>litteralB = get_proposition(<text:span text:style-name="T53">npi_res</text:span>)</text:p>
      <text:p text:style-name="code"><text:s text:c="8"/>else: <text:s/># 2nd cas</text:p>
      <text:p text:style-name="code"><text:s text:c="12"/>npi_<text:span text:style-name="T53">res</text:span>.pop() <text:s/># AND</text:p>
      <text:p text:style-name="code"><text:s text:c="12"/>litteralC = get_proposition(<text:span text:style-name="T53">npi_res</text:span>)</text:p>
      <text:p text:style-name="code"><text:s text:c="12"/>litteralB = get_proposition(<text:span text:style-name="T53">npi_res</text:span>)</text:p>
      <text:p text:style-name="code"><text:s text:c="12"/>litteralA = get_proposition(<text:span text:style-name="T53">npi_res</text:span>)</text:p>
      <text:p text:style-name="code"><text:s text:c="8"/>modif = True</text:p>
      <text:p text:style-name="code"><text:s text:c="8"/>npi_<text:span text:style-name="T53">res</text:span>.extend(litteralA+litteralB+[Card("OR")])</text:p>
      <text:p text:style-name="code"><text:s text:c="8"/>litteralA = [Card(card.name) for card in litteralA] <text:s/># copie</text:p>
      <text:p text:style-name="code"><text:s text:c="8"/>npi_<text:span text:style-name="T53">res</text:span>.extend(litteralA + litteralC + [Card("OR"), Card("AND")])</text:p>
      <text:p text:style-name="code"><text:s text:c="4"/>if modif:</text:p>
      <text:p text:style-name="code"><text:s text:c="8"/><text:span text:style-name="T53">npi_res = </text:span>develop(<text:span text:style-name="T53">npi_res</text:span>)</text:p>
      <text:p text:style-name="code"/>
      <text:p text:style-name="code"><text:s text:c="4"/>def to_fcn(<text:span text:style-name="T53">npi:list</text:span>)-<text:span text:style-name="T53">&gt;list</text:span>:</text:p>
      <text:p text:style-name="code"><text:s text:c="8"/>"""Calcule et renvoie la Forme Normale Conjonctive en NPI."""</text:p>
      <text:p text:style-name="code"><text:s text:c="8"/><text:span text:style-name="T53">npi = </text:span>elim_then(<text:span text:style-name="T53">npi</text:span>)</text:p>
      <text:p text:style-name="code"><text:s text:c="8"/><text:span text:style-name="T53">npi = </text:span>morgan(<text:span text:style-name="T53">npi</text:span>)</text:p>
      <text:p text:style-name="code"><text:s text:c="8"/><text:span text:style-name="T53">npi = </text:span>elim_not(<text:span text:style-name="T53">npi</text:span>)</text:p>
      <text:p text:style-name="code"><text:s text:c="8"/><text:span text:style-name="T53">npi = </text:span>develop(<text:span text:style-name="T53">npi</text:span>)</text:p>
      <text:p text:style-name="code"><text:s text:c="8"/>return npi</text:p>
      <text:p text:style-name="P41"><text:soft-page-break/>Pour l’exploitation dans l’algorithme DPLL, il est plus simple d’écrire la FCN obtenue sous forme d’une liste de clauses, <text:span text:style-name="T54">chaque clause étant représentée par une liste de littéraux. Chaque variable est représentée par un entier positif (1 pour A, 2 pour B,…) et sa négation par l’entier opposé. Par exemple (A OU B) ET (NON B OU NON C) est représenté par </text:span><text:span text:style-name="code_5f_par"><text:span text:style-name="T54">[[1, 2], [-2,-3]]</text:span></text:span><text:span text:style-name="T54">. Pour éviter les doublons dans une clause (par exemple A OU B OU A), on la crée sous forme d’un ensemble avant de la convertir en liste. On en profite aussi pour éliminer les clauses contenant un littéral et sa négation (par exemple A OU B OU NON A) qui sont toujours satisfaites :</text:span></text:p>
      <text:p text:style-name="code">def npi_to_list(clause_npi:l<text:span text:style-name="T54">ist</text:span>)-<text:span text:style-name="T54">&gt;list</text:span>:</text:p>
      <text:p text:style-name="code"><text:s text:c="4"/>"""Transforme une clause sous forme d'une liste en NPI en une clause</text:p>
      <text:p text:style-name="code"><text:s text:c="4"/>sous forme d'une liste de littéraux représentés par des entiers.</text:p>
      <text:p text:style-name="code"/>
      <text:p text:style-name="code"><text:s text:c="4"/>:return: la clause sous forme d'une liste de littéraux, ou None si un</text:p>
      <text:p text:style-name="code"><text:s text:c="13"/>littéral et sa négation apparaissent dans la clause</text:p>
      <text:p text:style-name="code"><text:s text:c="4"/>"""</text:p>
      <text:p text:style-name="code"><text:s text:c="4"/>clause_set = set() <text:s/># Pour éviter les doublons dans une clause</text:p>
      <text:p text:style-name="code"><text:s text:c="4"/>while clause_npi:</text:p>
      <text:p text:style-name="code"><text:s text:c="8"/>card = clause_npi.pop()</text:p>
      <text:p text:style-name="code"><text:s text:c="8"/>if card.name == "OR":</text:p>
      <text:p text:style-name="code"><text:s text:c="12"/>continue</text:p>
      <text:p text:style-name="code"><text:s text:c="8"/>sign = -1 if card.is_not() else 1</text:p>
      <text:p text:style-name="code"><text:s text:c="8"/>if sign == -1:</text:p>
      <text:p text:style-name="code"><text:s text:c="12"/>card = clause_npi.pop()</text:p>
      <text:p text:style-name="code"><text:s text:c="8"/>value = ord(card.name) - ord('A') + 1</text:p>
      <text:p text:style-name="code"><text:s text:c="8"/>if -sign * value in clause_set:</text:p>
      <text:p text:style-name="code"><text:s text:c="12"/>return None</text:p>
      <text:p text:style-name="code"><text:s text:c="8"/>clause_set.add(sign * value)</text:p>
      <text:p text:style-name="code"><text:s text:c="4"/>return list(clause_set)</text:p>
      <text:p text:style-name="code"/>
      <text:p text:style-name="code">def to_clause_list(<text:span text:style-name="T54">npi:list</text:span>)-<text:span text:style-name="T54">&gt;list</text:span>:</text:p>
      <text:p text:style-name="code"><text:s text:c="4"/>"""<text:span text:style-name="T54">R</text:span>envoie la Forme Normale Conjonctive sous forme d'une</text:p>
      <text:p text:style-name="code"><text:s text:c="4"/>liste de clauses, une clause étant représentée par une liste de</text:p>
      <text:p text:style-name="code"><text:s text:c="4"/>littéraux. Chaque variable est représentée par un entier positif, et sa</text:p>
      <text:p text:style-name="code"><text:s text:c="4"/>négation par l'entier opposé.</text:p>
      <text:p text:style-name="code"><text:s text:c="4"/>"""</text:p>
      <text:p text:style-name="code"><text:s text:c="4"/><text:span text:style-name="T55">fcn_npi = to_fcn(npi)</text:span></text:p>
      <text:p text:style-name="code"><text:s text:c="4"/>clause_list = []</text:p>
      <text:p text:style-name="code"><text:s text:c="4"/>while fcn_npi:</text:p>
      <text:p text:style-name="code"><text:s text:c="8"/>if fcn_npi[-1].name == "AND":</text:p>
      <text:p text:style-name="code"><text:s text:c="12"/>fcn_npi.pop()</text:p>
      <text:p text:style-name="code"><text:s text:c="12"/>continue</text:p>
      <text:p text:style-name="code"><text:s text:c="8"/>clause = npi_to_list(get_proposition(<text:span text:style-name="T55">fcn_npi</text:span>))</text:p>
      <text:p text:style-name="code"><text:s text:c="8"/>if clause is not None:</text:p>
      <text:p text:style-name="code"><text:s text:c="12"/>clause_list.append(clause)</text:p>
      <text:p text:style-name="code"><text:s text:c="4"/>return clause_list</text:p>
      <text:p text:style-name="P20">2.3.<text:span text:style-name="T53">2</text:span> <text:span text:style-name="T53">Implémentation de DPLL</text:span></text:p>
      <text:p text:style-name="P42"><text:span text:style-name="T12">Le principe de la méthode est de </text:span><text:span text:style-name="T12">choisir un littéral, lui affecter une valeur, simplifier la formule en conséquence, puis vérifier récursivement si la formule obtenue est satisfiable</text:span><text:span text:style-name="T24"> (c’est à dire qu’il existe une évaluation des variables qui rende la formule vraie)</text:span><text:span text:style-name="T12">. Si ce n’est pas le cas, </text:span><text:span text:style-name="T21">par le principe du tiers exclu</text:span><text:span text:style-name="T12"> la négation </text:span><text:span text:style-name="T21">du littéral est prouvée, sauf si la formule contient une contradiction.</text:span></text:p>
      <text:p text:style-name="P43"><text:span text:style-name="T12">La simplification se fait en supprimant toutes les clauses o</text:span><text:span text:style-name="T24">ù</text:span><text:span text:style-name="T12"> le littéral apparaît (puisqu’elles sont automatiquement satisfaites), et en enlevant sa négation de toutes les clauses ou elle apparaît.</text:span></text:p>
      <text:p text:style-name="P43"><text:span text:style-name="T12">Par exemple, dans (NON A OU NON B OU C) ET (A OU B OU C) ET (NON A OU D), en choisissant de mettre A à vrai, on obtient (NON B OU C) ET D.</text:span></text:p>
      <text:p text:style-name="P43"><text:span text:style-name="T12">Cette étape s’appelle la propagation :</text:span></text:p>
      <text:p text:style-name="code">def propagation(clause_list, lit):</text:p>
      <text:p text:style-name="code"><text:s text:c="4"/>"""</text:p>
      <text:p text:style-name="code"><text:s text:c="4"/>supprime toutes les clauses où lit apparaît, et enlève non lit de</text:p>
      <text:p text:style-name="code"><text:s text:c="4"/>toutes les clauses où il apparait.</text:p>
      <text:p text:style-name="code"><text:s text:c="4"/>"""</text:p>
      <text:p text:style-name="code"><text:s text:c="4"/>for clause in clause_list[:]:</text:p>
      <text:p text:style-name="code"><text:s text:c="8"/>if lit in clause:</text:p>
      <text:p text:style-name="code"><text:s text:c="12"/>clause_list.remove(clause)</text:p>
      <text:p text:style-name="code"><text:s text:c="8"/>if -lit in clause:</text:p>
      <text:p text:style-name="code"><text:s text:c="12"/>clause.remove(-lit)</text:p>
      <text:p text:style-name="P44"><text:span text:style-name="T12">Concrètement, on </text:span><text:span text:style-name="T21">commence par gérer les clauses unitaires (contenant un seul littéral) en donnant à ce littéral sa valeur. </text:span><text:span text:style-name="T22">S’il n’y a plus de clause, on a trouvé un modèle. D’un autre côté, si on obtient une clause vide, c’est que la liste de clauses n’est pas satisfiable. Sinon, on cherche une variable non encore déterminée dans le modèle et on essaye de lui affecter une valeur. Si rien ne donne de contradiction, la </text:span><text:soft-page-break/><text:span text:style-name="T22">formule est satisfiable indépendamment de la variable en question, et on ne peut donc rien conclure sur sa valeur.</text:span></text:p>
      <text:p text:style-name="code">def dpll(clause_list:l<text:span text:style-name="T56">ist</text:span>, model:l<text:span text:style-name="T56">ist</text:span>)-<text:span text:style-name="T56">&gt;bool</text:span>:</text:p>
      <text:p text:style-name="code"><text:s text:c="4"/>"""Détermine un modèle pour la liste de clauses en partant d'un modèle</text:p>
      <text:p text:style-name="code"><text:s text:c="4"/>partiel.</text:p>
      <text:p text:style-name="code"/>
      <text:p text:style-name="code"><text:s text:c="4"/>:return: True si un modèle de permet de satisfaire la liste de clauses,</text:p>
      <text:p text:style-name="code"><text:s text:c="13"/>et False sinon.</text:p>
      <text:p text:style-name="code"><text:s text:c="13"/>Modifie la liste de clauses et le modèle partiel.</text:p>
      <text:p text:style-name="code"/>
      <text:p text:style-name="code"><text:s text:c="4"/>:param clause_list: une liste de clauses</text:p>
      <text:p text:style-name="code"><text:s text:c="4"/>:param model: un modèle partiel composé de 0 (non testé), None</text:p>
      <text:p text:style-name="code"><text:s text:c="18"/>(indéfini), True ou False</text:p>
      <text:p text:style-name="code"><text:s text:c="4"/>"""</text:p>
      <text:p text:style-name="code"><text:s text:c="4"/># recherche de clauses unitaires</text:p>
      <text:p text:style-name="code"><text:s text:c="4"/>unit_clause = True</text:p>
      <text:p text:style-name="code"><text:s text:c="4"/>while unit_clause:</text:p>
      <text:p text:style-name="code"><text:s text:c="8"/>unit_clause = False</text:p>
      <text:p text:style-name="code"><text:s text:c="8"/>for clause in clause_list:</text:p>
      <text:p text:style-name="code"><text:s text:c="12"/>if len(clause) != 1:</text:p>
      <text:p text:style-name="code"><text:s text:c="16"/>continue</text:p>
      <text:p text:style-name="code"><text:s text:c="12"/>unit_clause = True</text:p>
      <text:p text:style-name="code"><text:s text:c="12"/>lit = clause[0]</text:p>
      <text:p text:style-name="code"><text:s text:c="12"/>model[abs(lit)-1] = (lit &gt; 0)</text:p>
      <text:p text:style-name="code"><text:s text:c="12"/>propagation(clause_list, lit)</text:p>
      <text:p text:style-name="code"><text:s text:c="12"/>break</text:p>
      <text:p text:style-name="code"><text:s text:c="4"/># S'il n'y a plus de clause, on a trouvé un modèle</text:p>
      <text:p text:style-name="code"><text:s text:c="4"/>if clause_list == []:</text:p>
      <text:p text:style-name="code"><text:s text:c="8"/>return True</text:p>
      <text:p text:style-name="code"><text:s text:c="4"/># S'il y a une clause vide, la liste de clauses n'est pas satisfiable</text:p>
      <text:p text:style-name="code"><text:s text:c="4"/>for clause in clause_list:</text:p>
      <text:p text:style-name="code"><text:s text:c="8"/>if clause == []:</text:p>
      <text:p text:style-name="code"><text:s text:c="12"/>return False</text:p>
      <text:p text:style-name="code"><text:s text:c="4"/># On cherche une variable non encore déterminée et on cherche à la</text:p>
      <text:p text:style-name="code"><text:s text:c="4"/># déterminer par le principe du tiers exclu.</text:p>
      <text:p text:style-name="code"><text:s text:c="4"/>for ivar, var in enumerate(model):</text:p>
      <text:p text:style-name="code"><text:s text:c="8"/>if var is not 0:</text:p>
      <text:p text:style-name="code"><text:s text:c="12"/>continue</text:p>
      <text:p text:style-name="code"><text:s text:c="8"/>for valeur in (False, True):</text:p>
      <text:p text:style-name="code"><text:s text:c="12"/>model_tmp = model[:]</text:p>
      <text:p text:style-name="code"><text:s text:c="12"/>model_tmp[ivar] = valeur</text:p>
      <text:p text:style-name="code"><text:s text:c="12"/>clause_list_tmp = deepcopy(clause_list)</text:p>
      <text:p text:style-name="code"><text:s text:c="12"/>lit = ivar + 1 if valeur else -ivar-1</text:p>
      <text:p text:style-name="code"><text:s text:c="12"/>propagation(clause_list_tmp, lit)</text:p>
      <text:p text:style-name="code"><text:s text:c="12"/># si lit n'est pas satisfiable, non lit est démontré</text:p>
      <text:p text:style-name="code"><text:s text:c="12"/>if not self.dpll(clause_list_tmp, model_tmp):</text:p>
      <text:p text:style-name="code"><text:s text:c="16"/>model[ivar] = not valeur</text:p>
      <text:p text:style-name="code"><text:s text:c="16"/>propagation(clause_list, -lit)</text:p>
      <text:p text:style-name="P47"><text:s text:c="16"/>return dpll(clause_list, model)</text:p>
      <text:p text:style-name="code"><text:s text:c="8"/># rien de donne de contradiction : on ne peut rien conclure sur</text:p>
      <text:p text:style-name="code"><text:s text:c="8"/># cette variable</text:p>
      <text:p text:style-name="code"><text:s text:c="8"/>model[ivar] = None</text:p>
      <text:p text:style-name="code"><text:s text:c="4"/># toutes les variables ont été testées</text:p>
      <text:p text:style-name="code"><text:s text:c="4"/>return True</text:p>
      <text:h text:style-name="Heading_20_1" text:outline-level="1">3 Le jeu</text:h>
      <text:p text:style-name="P25">En utilisant ces algorithmes nous avons pu développer le jeu<text:span text:style-name="gras"><text:span text:style-name="T30">[7]</text:span></text:span>. Nous avons utilisé le module <text:span text:style-name="code_5f_par">Tkinter</text:span> pour réaliser l’interface graphique. Un fenêtre d’introduction permet de choisir le mode de jeu (à plusieur<text:span text:style-name="T37">s</text:span> ou contre l’ordinateur). Le jeu se joue entièrement à la souris. Un <text:span text:style-name="T38">c</text:span>heat mode permet de savoir ce qui est démontré pour aider par exemple les débutants.</text:p>
      <text:p text:style-name="P48">/// Image : article<text:span text:style-name="T36">Ergo</text:span>_figure_0<text:span text:style-name="T36">3</text:span>.png ///</text:p>
      <text:p text:style-name="P45">Fig. <text:span text:style-name="T36">3</text:span> : <text:span text:style-name="T36">Le début du jeu.</text:span></text:p>
      <text:p text:style-name="P30"><text:span text:style-name="T39">Au début de la manche, </text:span>chaque joueur reçoit 5 cartes puis, à chaque tour, un joueur pioche deux cartes et doit jouer deux cartes (éventuellement les défausser). <text:span text:style-name="T40">Les cartes des autres joueurs sont présentées face cachée. </text:span>Lorsque une carte Ergo est jouée ou qu’il n’y a plus de carte dans la pioche la preuve est terminée. À condition qu’il n’y ait pas de paradoxe, chaque joueur dont l’existence est prouvée reçoit un nombre de points égal au nombre de cartes dans la preuve. Toutes les cartes sont ensuite mélangées et une nouvelle manche est lancée. Le premier joueur ayant 50 points gagne. </text:p>
      <text:p text:style-name="P30">Concernant la construction de la preuve, un certain nombre de règles doivent être respectées :</text:p>
      <text:p text:style-name="P30">- la preuve doit avoir au maximum 4 lignes. Dès qu’elle atteint 4 lignes, toutes les cartes supplémentaires <text:soft-page-break/>doivent être jouées sur une de ces lignes ;</text:p>
      <text:p text:style-name="P30">- chaque ligne doit être syntaxiquement correcte (deux opérateurs ou deux variables ne peuvent pas se suivre, chaque parenthèse ouvrante doit correspondre à une parenthèse fermante, . . .) ;</text:p>
      <text:p text:style-name="P30">- une carte peut être insérée entre deux cartes déjà posées à condition que le résultat reste syntaxiquement correct.</text:p>
      <text:p text:style-name="P24">Quel que soit le mode de jeu, une vérification syntaxique est effectuée avant de passer au joueur suivant. Dans le cas où il y a un problème une fenêtre invite le joueur à réaliser les modifications nécessaires.</text:p>
      <text:p text:style-name="P26">D’autres cartes que celles concernant purement la logique sont présentes pour augmenter l’intérêt du jeu :</text:p>
      <text:p text:style-name="P26">La carte Ergo qui permet de mettre fin à la partie, Fallacy <text:span text:style-name="T41">qui empêche un joueur de jouer</text:span>, Justification <text:span text:style-name="T41">qui annule une carte Fallacy</text:span>, TabulaRasa <text:span text:style-name="T41">qui supprime une des cartes</text:span>, Revolution <text:span text:style-name="T41">qui </text:span>échange deux cartes, WildVar qui est un joker perme<text:span text:style-name="T42">t</text:span> de choisir une des variables <text:span text:style-name="T41">de même que</text:span> WildOp <text:span text:style-name="T41">qui </text:span>permet de choisir un opérateur.</text:p>
      <text:p text:style-name="P27">Dans le menu aide, on peut trouver les règles qui sont donnée<text:span text:style-name="T43">s</text:span> à l’aide d’une page html.</text:p>
      <text:p text:style-name="P30">D<text:span text:style-name="T44">ans l’exemple ci dessous (carte Ergo jouée) A et B sont prouvés et comme il y a 13 cartes de posées (hors carte Ergo), A et B obtiennent 13 points chacun.</text:span></text:p>
      <text:p text:style-name="P48">/// Image : nom_article_figure_0<text:span text:style-name="T36">4</text:span>.png ///</text:p>
      <text:p text:style-name="P45">Fig. <text:span text:style-name="T36">4</text:span> : <text:span text:style-name="T11">Une fin de partie.</text:span></text:p>
      <text:p text:style-name="P28">La gestion des coups possibles se fait dans la classe <text:span text:style-name="code_5f_par">Ordi</text:span>. Cette classe contient une méthode abstraite <text:span text:style-name="code_5f_par">choix_coups</text:span> en vue de tester différentes idées concernant les deux cartes à jouer.</text:p>
      <text:p text:style-name="P29">La classe <text:span text:style-name="code_5f_par">OrdiRandom</text:span> concrétise la méthode <text:span text:style-name="code_5f_par">choix_coups</text:span> en se chargeant de choisir un coup au hasard dans la liste des coups possibles.</text:p>
      <text:p text:style-name="P29">La classe <text:span text:style-name="code_5f_par">OrdiScore</text:span> concrétise elle aussi la méthode <text:span text:style-name="code_5f_par">choix_coups</text:span>, mais en attribuant un score à chaque coup. Pour déterminer ce score, tous les coups possibles sont joués dans la preuve, avec à chaque fois une évaluation par la méthode calc_score du score obtenu en utilisant un certain nombre de coefficients (pour l’instant choisis au « doigt mouillé »). Le coup est ensuite annulé pour restaurer la preuve dans son état initial. Le coup ayant obtenu le meilleur score est choisi. En cas d’ex æquo, un coup au hasard est choisi parmi les meilleurs.</text:p>
      <text:p text:style-name="P21"/>
      <text:h text:style-name="Heading_20_1" text:outline-level="1">Conclusion</text:h>
      <text:p text:style-name="Normal">L<text:span text:style-name="T25">e jeu tel quel est fonctionnel. Différentes améliorations restent possibles. </text:span><text:span text:style-name="T3">Les calculs du score dans la classe </text:span><text:span text:style-name="code_5f_par"><text:span text:style-name="T12">OrdiScore</text:span></text:span><text:span text:style-name="T3"> dépend de plusieurs paramètres. </text:span><text:span text:style-name="T7">L</text:span><text:span text:style-name="T3">e choix de ces paramètres pourrait se prêter assez bien à un algorithme génétique en faisant jouer l'ordinateur contre lui même et en faisant des croisements entre les coups gagnants.</text:span></text:p>
      <text:p text:style-name="Normal"><text:span text:style-name="T3">On pourrait aussi tester d'autres méthodes pour le jeu de l'ordinateur. </text:span><text:span text:style-name="T7">U</text:span><text:span text:style-name="T3">n </text:span><text:span text:style-name="T5">minimax </text:span><text:span text:style-name="T6">est peut-être envisageable</text:span><text:span text:style-name="T3"> en testant toutes les cartes qui n'ont pas encore été jouées.</text:span></text:p>
      <text:h text:style-name="Heading_20_1" text:outline-level="1">Références</text:h>
      <text:p text:style-name="P6"><text:span text:style-name="gras">[1]</text:span> <text:span text:style-name="T25">Site officiel de </text:span><text:span text:style-name="italic"><text:span text:style-name="T25">Ergo</text:span></text:span><text:span text:style-name="T25"> : </text:span><text:span text:style-name="url"><text:span text:style-name="T5">https://www.catalystgamelabs.com/ergo/</text:span></text:span></text:p>
      <text:p text:style-name="P13"><text:span text:style-name="gras">[2]</text:span> <text:span text:style-name="url">https://fr.wikipedia.org/wiki/Algorithme_Shunting-yard</text:span></text:p>
      <text:p text:style-name="P22"><text:span text:style-name="gras">[</text:span><text:span text:style-name="gras"><text:span text:style-name="T31">3</text:span></text:span><text:span text:style-name="gras">]</text:span> <text:span text:style-name="url">https://fr.wikipedia.org/wiki/Notation_polonaise_inverse</text:span></text:p>
      <text:p text:style-name="P23"><text:span text:style-name="gras">[</text:span><text:span text:style-name="gras"><text:span text:style-name="T52">4</text:span></text:span><text:span text:style-name="gras">]</text:span> <text:span text:style-name="url">https://fr.wikipedia.org/wiki/Algorithme_DPLL</text:span></text:p>
      <text:p text:style-name="P32"><text:span text:style-name="gras">[</text:span><text:span text:style-name="gras"><text:span text:style-name="T52">5</text:span></text:span><text:span text:style-name="gras">] </text:span><text:span text:style-name="url">https://fr.wikipedia.org/wiki/Probl%C3%A8me_SAT</text:span></text:p>
      <text:p text:style-name="P22"><text:span text:style-name="gras">[</text:span><text:span text:style-name="gras"><text:span text:style-name="T52">6</text:span></text:span><text:span text:style-name="gras">] </text:span><text:span text:style-name="url">https://fr.wikipedia.org/wiki/Forme_normale_conjonctive</text:span></text:p>
      <text:p text:style-name="P23"><text:span text:style-name="gras">[</text:span><text:span text:style-name="gras"><text:span text:style-name="T52">7</text:span></text:span><text:span text:style-name="gras">]</text:span> <text:span text:style-name="url">https://github.com/isnpaulconstans/Ergo</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Normal"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Normal" style:default-outline-level="2" style:class="text">
      <loext:graphic-properties draw:fill="none" draw:fill-color="#99ccff"/>
      <style:paragraph-properties fo:background-color="transparent">
        <style:tab-stops/>
      </style:paragraph-properties>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Normal"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Normal"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Heading_20_5" style:display-name="Heading 5" style:family="paragraph" style:parent-style-name="Heading" style:next-style-name="Norm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style:text-underline-style="solid" style:text-underline-width="auto" style:text-underline-color="font-color" fo:font-weight="bold"/>
    </style:style>
    <style:style style:name="menu" style:family="text">
      <style:text-properties style:font-name="Arial2"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iamond_editions</dc:title>
    <meta:creation-date>2018-10-26T16:29:53.233007642</meta:creation-date>
    <dc:language>fr-FR</dc:language>
    <meta:editing-cycles>23</meta:editing-cycles>
    <meta:editing-duration>PT3H21M58S</meta:editing-duration>
    <meta:initial-creator>Tristan Colombo</meta:initial-creator>
    <dc:date>2019-11-19T21:11:22.452496453</dc:date>
    <meta:document-statistic meta:table-count="0" meta:image-count="0" meta:object-count="0" meta:page-count="8" meta:paragraph-count="379" meta:word-count="3761" meta:character-count="25060" meta:non-whitespace-character-count="19561"/>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